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6pt"/>
    </style:style>
    <style:style style:name="co2" style:family="table-column">
      <style:table-column-properties fo:break-before="auto" style:column-width="104.9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b-poblacion-rural-peru-1960-2017" table:style-name="ta1">
        <table:shapes>
          <draw:frame draw:z-index="0" draw:style-name="gr1" draw:text-style-name="P1" svg:width="545.95pt" svg:height="277.57pt" svg:x="162.03pt" svg:y="39.06pt">
            <draw:object draw:notify-on-update-of-ranges="'wb-poblacion-rural-peru-1960-2017'.A1:'wb-poblacion-rural-peru-1960-2017'.A1 'wb-poblacion-rural-peru-1960-2017'.A2:'wb-poblacion-rural-peru-1960-2017'.A59 'wb-poblacion-rural-peru-1960-2017'.B1:'wb-poblacion-rural-peru-1960-2017'.B1 'wb-poblacion-rural-peru-1960-2017'.B2:'wb-poblacion-rural-peru-1960-2017'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POBLACION RURAL</text:p>
          </table:table-cell>
          <table:table-cell table:number-columns-repeated="61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5351619" calcext:value-type="float">
            <text:p>5351619</text:p>
          </table:table-cell>
          <table:table-cell table:number-columns-repeated="60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5444434" calcext:value-type="float">
            <text:p>5444434</text:p>
          </table:table-cell>
          <table:table-cell table:number-columns-repeated="61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483602" calcext:value-type="float">
            <text:p>5483602</text:p>
          </table:table-cell>
          <table:table-cell table:number-columns-repeated="61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5521108" calcext:value-type="float">
            <text:p>5521108</text:p>
          </table:table-cell>
          <table:table-cell table:number-columns-repeated="61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5555674" calcext:value-type="float">
            <text:p>5555674</text:p>
          </table:table-cell>
          <table:table-cell table:number-columns-repeated="61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587009" calcext:value-type="float">
            <text:p>5587009</text:p>
          </table:table-cell>
          <table:table-cell table:number-columns-repeated="61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5614453" calcext:value-type="float">
            <text:p>5614453</text:p>
          </table:table-cell>
          <table:table-cell table:number-columns-repeated="61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5637967" calcext:value-type="float">
            <text:p>5637967</text:p>
          </table:table-cell>
          <table:table-cell table:number-columns-repeated="61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657055" calcext:value-type="float">
            <text:p>5657055</text:p>
          </table:table-cell>
          <table:table-cell table:number-columns-repeated="61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5672162" calcext:value-type="float">
            <text:p>5672162</text:p>
          </table:table-cell>
          <table:table-cell table:number-columns-repeated="61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682495" calcext:value-type="float">
            <text:p>5682495</text:p>
          </table:table-cell>
          <table:table-cell table:number-columns-repeated="61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5687847" calcext:value-type="float">
            <text:p>5687847</text:p>
          </table:table-cell>
          <table:table-cell table:number-columns-repeated="61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692739" calcext:value-type="float">
            <text:p>5692739</text:p>
          </table:table-cell>
          <table:table-cell table:number-columns-repeated="61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5751898" calcext:value-type="float">
            <text:p>5751898</text:p>
          </table:table-cell>
          <table:table-cell table:number-columns-repeated="61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5810469" calcext:value-type="float">
            <text:p>5810469</text:p>
          </table:table-cell>
          <table:table-cell table:number-columns-repeated="61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869469" calcext:value-type="float">
            <text:p>5869469</text:p>
          </table:table-cell>
          <table:table-cell table:number-columns-repeated="61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5928617" calcext:value-type="float">
            <text:p>5928617</text:p>
          </table:table-cell>
          <table:table-cell table:number-columns-repeated="61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5987822" calcext:value-type="float">
            <text:p>5987822</text:p>
          </table:table-cell>
          <table:table-cell table:number-columns-repeated="61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6045466" calcext:value-type="float">
            <text:p>6045466</text:p>
          </table:table-cell>
          <table:table-cell table:number-columns-repeated="61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6099681" calcext:value-type="float">
            <text:p>6099681</text:p>
          </table:table-cell>
          <table:table-cell table:number-columns-repeated="61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149642" calcext:value-type="float">
            <text:p>6149642</text:p>
          </table:table-cell>
          <table:table-cell table:number-columns-repeated="61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195010" calcext:value-type="float">
            <text:p>6195010</text:p>
          </table:table-cell>
          <table:table-cell table:number-columns-repeated="61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267829" calcext:value-type="float">
            <text:p>6267829</text:p>
          </table:table-cell>
          <table:table-cell table:number-columns-repeated="61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338765" calcext:value-type="float">
            <text:p>6338765</text:p>
          </table:table-cell>
          <table:table-cell table:number-columns-repeated="61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408101" calcext:value-type="float">
            <text:p>6408101</text:p>
          </table:table-cell>
          <table:table-cell table:number-columns-repeated="61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476417" calcext:value-type="float">
            <text:p>6476417</text:p>
          </table:table-cell>
          <table:table-cell table:number-columns-repeated="61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543374" calcext:value-type="float">
            <text:p>6543374</text:p>
          </table:table-cell>
          <table:table-cell table:number-columns-repeated="61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608561" calcext:value-type="float">
            <text:p>6608561</text:p>
          </table:table-cell>
          <table:table-cell table:number-columns-repeated="61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671302" calcext:value-type="float">
            <text:p>6671302</text:p>
          </table:table-cell>
          <table:table-cell table:number-columns-repeated="61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731404" calcext:value-type="float">
            <text:p>6731404</text:p>
          </table:table-cell>
          <table:table-cell table:number-columns-repeated="61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787872" calcext:value-type="float">
            <text:p>6787872</text:p>
          </table:table-cell>
          <table:table-cell table:number-columns-repeated="6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840920" calcext:value-type="float">
            <text:p>6840920</text:p>
          </table:table-cell>
          <table:table-cell table:number-columns-repeated="61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890010" calcext:value-type="float">
            <text:p>6890010</text:p>
          </table:table-cell>
          <table:table-cell table:number-columns-repeated="6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934634" calcext:value-type="float">
            <text:p>6934634</text:p>
          </table:table-cell>
          <table:table-cell table:number-columns-repeated="61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962750" calcext:value-type="float">
            <text:p>6962750</text:p>
          </table:table-cell>
          <table:table-cell table:number-columns-repeated="6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983019" calcext:value-type="float">
            <text:p>6983019</text:p>
          </table:table-cell>
          <table:table-cell table:number-columns-repeated="61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6995769" calcext:value-type="float">
            <text:p>6995769</text:p>
          </table:table-cell>
          <table:table-cell table:number-columns-repeated="61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001825" calcext:value-type="float">
            <text:p>7001825</text:p>
          </table:table-cell>
          <table:table-cell table:number-columns-repeated="6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001498" calcext:value-type="float">
            <text:p>7001498</text:p>
          </table:table-cell>
          <table:table-cell table:number-columns-repeated="6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995872" calcext:value-type="float">
            <text:p>6995872</text:p>
          </table:table-cell>
          <table:table-cell table:number-columns-repeated="6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986133" calcext:value-type="float">
            <text:p>6986133</text:p>
          </table:table-cell>
          <table:table-cell table:number-columns-repeated="61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6972917" calcext:value-type="float">
            <text:p>6972917</text:p>
          </table:table-cell>
          <table:table-cell table:number-columns-repeated="6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956284" calcext:value-type="float">
            <text:p>6956284</text:p>
          </table:table-cell>
          <table:table-cell table:number-columns-repeated="6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6936737" calcext:value-type="float">
            <text:p>6936737</text:p>
          </table:table-cell>
          <table:table-cell table:number-columns-repeated="6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915391" calcext:value-type="float">
            <text:p>6915391</text:p>
          </table:table-cell>
          <table:table-cell table:number-columns-repeated="6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893215" calcext:value-type="float">
            <text:p>6893215</text:p>
          </table:table-cell>
          <table:table-cell table:number-columns-repeated="6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869817" calcext:value-type="float">
            <text:p>6869817</text:p>
          </table:table-cell>
          <table:table-cell table:number-columns-repeated="6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845990" calcext:value-type="float">
            <text:p>6845990</text:p>
          </table:table-cell>
          <table:table-cell table:number-columns-repeated="6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859181" calcext:value-type="float">
            <text:p>6859181</text:p>
          </table:table-cell>
          <table:table-cell table:number-columns-repeated="6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890468" calcext:value-type="float">
            <text:p>6890468</text:p>
          </table:table-cell>
          <table:table-cell table:number-columns-repeated="6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923368" calcext:value-type="float">
            <text:p>6923368</text:p>
          </table:table-cell>
          <table:table-cell table:number-columns-repeated="6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958778" calcext:value-type="float">
            <text:p>6958778</text:p>
          </table:table-cell>
          <table:table-cell table:number-columns-repeated="6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995674" calcext:value-type="float">
            <text:p>6995674</text:p>
          </table:table-cell>
          <table:table-cell table:number-columns-repeated="6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033477" calcext:value-type="float">
            <text:p>7033477</text:p>
          </table:table-cell>
          <table:table-cell table:number-columns-repeated="6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070288" calcext:value-type="float">
            <text:p>7070288</text:p>
          </table:table-cell>
          <table:table-cell table:number-columns-repeated="6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104620" calcext:value-type="float">
            <text:p>7104620</text:p>
          </table:table-cell>
          <table:table-cell table:number-columns-repeated="6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136722" calcext:value-type="float">
            <text:p>7136722</text:p>
          </table:table-cell>
          <table:table-cell table:number-columns-repeated="6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166470" calcext:value-type="float">
            <text:p>7166470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MacOSX_X86_64 LibreOffice_project/60bfb1526849283ce2491346ed2aa51c465abfe6</meta:generator>
    <dc:date>2019-03-17T02:34:46.759628939</dc:date>
    <meta:editing-duration>PT15M1S</meta:editing-duration>
    <meta:editing-cycles>3</meta:editing-cycles>
    <meta:document-statistic meta:table-count="1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sort-by-x-values="true" chart:right-angled-axes="true" chart:mean-value="true"/>
    </style:style>
    <style:style style:name="ch6" style:family="chart" style:data-style-name="N0">
      <style:chart-properties chart:display-label="true" chart:logarithmic="false" chart:minimum="1960" chart:maximum="2017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1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5" style:family="chart" style:data-style-name="N61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9.261cm" svg:height="9.793cm" xlink:href=".." xlink:type="simple" chart:class="chart:scatter" chart:style-name="ch1">
        <chart:title svg:x="6.048cm" svg:y="0.33cm" chart:style-name="ch2">
          <text:p>Año vs Población Rural en el Perú</text:p>
        </chart:title>
        <chart:subtitle svg:x="7.643cm" svg:y="1.311cm" chart:style-name="ch3">
          <text:p>Fuente Banco Mundial</text:p>
        </chart:subtitle>
        <chart:legend chart:legend-position="end" svg:x="13.368cm" svg:y="4.105cm" style:legend-expansion="high" chart:style-name="ch4"/>
        <chart:plot-area chart:style-name="ch5" table:cell-range-address="'wb-poblacion-rural-peru-1960-2017'.A1:'wb-poblacion-rural-peru-1960-2017'.B59" chart:data-source-has-labels="row" svg:x="1.395cm" svg:y="2.177cm" svg:width="11.588cm" svg:height="6.441cm">
          <chartooo:coordinate-region svg:x="3.124cm" svg:y="2.374cm" svg:width="9.859cm" svg:height="5.601cm"/>
          <chart:axis chart:dimension="x" chart:name="primary-x" chart:style-name="ch6">
            <chart:title svg:x="6.843cm" svg:y="8.814cm" chart:style-name="ch7">
              <text:p>Año</text:p>
            </chart:title>
          </chart:axis>
          <chart:axis chart:dimension="y" chart:name="primary-y" chart:style-name="ch8">
            <chart:title svg:x="0.451cm" svg:y="7.348cm" chart:style-name="ch9">
              <text:p>Población rural en el Perú</text:p>
            </chart:title>
            <chart:grid chart:style-name="ch10" chart:class="major"/>
          </chart:axis>
          <chart:series chart:style-name="ch11" chart:values-cell-range-address="'wb-poblacion-rural-peru-1960-2017'.B2:'wb-poblacion-rural-peru-1960-2017'.B59" chart:label-cell-address="'wb-poblacion-rural-peru-1960-2017'.B1:'wb-poblacion-rural-peru-1960-2017'.B1" chart:class="chart:scatter">
            <chart:domain table:cell-range-address="'wb-poblacion-rural-peru-1960-2017'.A2:'wb-poblacion-rural-peru-1960-2017'.A59"/>
            <chart:mean-value chart:style-name="ch12"/>
            <chart:regression-curve chart:style-name="ch13"/>
            <chart:regression-curve chart:style-name="ch14">
              <chart:equation chart:display-equation="true" chart:display-r-square="true" svg:x="5.558cm" svg:y="5.323cm" chart:style-name="ch15"/>
            </chart:regression-curve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BLACION RURAL</text:p>
                <draw:g>
                  <svg:desc>'wb-poblacion-rural-peru-1960-2017'.B1:'wb-poblacion-rural-peru-1960-201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0">
                <text:p>1960</text:p>
                <draw:g>
                  <svg:desc>'wb-poblacion-rural-peru-1960-2017'.A2:'wb-poblacion-rural-peru-1960-2017'.A59</svg:desc>
                </draw:g>
              </table:table-cell>
              <table:table-cell office:value-type="float" office:value="5351619">
                <text:p>5351619</text:p>
                <draw:g>
                  <svg:desc>'wb-poblacion-rural-peru-1960-2017'.B2:'wb-poblacion-rural-peru-1960-2017'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1">
                <text:p>1961</text:p>
              </table:table-cell>
              <table:table-cell office:value-type="float" office:value="5444434">
                <text:p>5444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2">
                <text:p>1962</text:p>
              </table:table-cell>
              <table:table-cell office:value-type="float" office:value="5483602">
                <text:p>54836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3">
                <text:p>1963</text:p>
              </table:table-cell>
              <table:table-cell office:value-type="float" office:value="5521108">
                <text:p>5521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4">
                <text:p>1964</text:p>
              </table:table-cell>
              <table:table-cell office:value-type="float" office:value="5555674">
                <text:p>5555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5">
                <text:p>1965</text:p>
              </table:table-cell>
              <table:table-cell office:value-type="float" office:value="5587009">
                <text:p>5587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6">
                <text:p>1966</text:p>
              </table:table-cell>
              <table:table-cell office:value-type="float" office:value="5614453">
                <text:p>5614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7">
                <text:p>1967</text:p>
              </table:table-cell>
              <table:table-cell office:value-type="float" office:value="5637967">
                <text:p>5637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8">
                <text:p>1968</text:p>
              </table:table-cell>
              <table:table-cell office:value-type="float" office:value="5657055">
                <text:p>56570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9">
                <text:p>1969</text:p>
              </table:table-cell>
              <table:table-cell office:value-type="float" office:value="5672162">
                <text:p>5672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0">
                <text:p>1970</text:p>
              </table:table-cell>
              <table:table-cell office:value-type="float" office:value="5682495">
                <text:p>5682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1">
                <text:p>1971</text:p>
              </table:table-cell>
              <table:table-cell office:value-type="float" office:value="5687847">
                <text:p>56878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2">
                <text:p>1972</text:p>
              </table:table-cell>
              <table:table-cell office:value-type="float" office:value="5692739">
                <text:p>5692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3">
                <text:p>1973</text:p>
              </table:table-cell>
              <table:table-cell office:value-type="float" office:value="5751898">
                <text:p>5751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4">
                <text:p>1974</text:p>
              </table:table-cell>
              <table:table-cell office:value-type="float" office:value="5810469">
                <text:p>5810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5">
                <text:p>1975</text:p>
              </table:table-cell>
              <table:table-cell office:value-type="float" office:value="5869469">
                <text:p>58694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6">
                <text:p>1976</text:p>
              </table:table-cell>
              <table:table-cell office:value-type="float" office:value="5928617">
                <text:p>59286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7">
                <text:p>1977</text:p>
              </table:table-cell>
              <table:table-cell office:value-type="float" office:value="5987822">
                <text:p>59878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8">
                <text:p>1978</text:p>
              </table:table-cell>
              <table:table-cell office:value-type="float" office:value="6045466">
                <text:p>60454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6099681">
                <text:p>60996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0">
                <text:p>1980</text:p>
              </table:table-cell>
              <table:table-cell office:value-type="float" office:value="6149642">
                <text:p>6149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1">
                <text:p>1981</text:p>
              </table:table-cell>
              <table:table-cell office:value-type="float" office:value="6195010">
                <text:p>61950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2">
                <text:p>1982</text:p>
              </table:table-cell>
              <table:table-cell office:value-type="float" office:value="6267829">
                <text:p>62678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3">
                <text:p>1983</text:p>
              </table:table-cell>
              <table:table-cell office:value-type="float" office:value="6338765">
                <text:p>6338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4">
                <text:p>1984</text:p>
              </table:table-cell>
              <table:table-cell office:value-type="float" office:value="6408101">
                <text:p>6408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5">
                <text:p>1985</text:p>
              </table:table-cell>
              <table:table-cell office:value-type="float" office:value="6476417">
                <text:p>64764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6">
                <text:p>1986</text:p>
              </table:table-cell>
              <table:table-cell office:value-type="float" office:value="6543374">
                <text:p>65433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7">
                <text:p>1987</text:p>
              </table:table-cell>
              <table:table-cell office:value-type="float" office:value="6608561">
                <text:p>6608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8">
                <text:p>1988</text:p>
              </table:table-cell>
              <table:table-cell office:value-type="float" office:value="6671302">
                <text:p>6671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9">
                <text:p>1989</text:p>
              </table:table-cell>
              <table:table-cell office:value-type="float" office:value="6731404">
                <text:p>67314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0">
                <text:p>1990</text:p>
              </table:table-cell>
              <table:table-cell office:value-type="float" office:value="6787872">
                <text:p>67878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1">
                <text:p>1991</text:p>
              </table:table-cell>
              <table:table-cell office:value-type="float" office:value="6840920">
                <text:p>68409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2">
                <text:p>1992</text:p>
              </table:table-cell>
              <table:table-cell office:value-type="float" office:value="6890010">
                <text:p>68900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3">
                <text:p>1993</text:p>
              </table:table-cell>
              <table:table-cell office:value-type="float" office:value="6934634">
                <text:p>6934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4">
                <text:p>1994</text:p>
              </table:table-cell>
              <table:table-cell office:value-type="float" office:value="6962750">
                <text:p>69627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5">
                <text:p>1995</text:p>
              </table:table-cell>
              <table:table-cell office:value-type="float" office:value="6983019">
                <text:p>69830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6">
                <text:p>1996</text:p>
              </table:table-cell>
              <table:table-cell office:value-type="float" office:value="6995769">
                <text:p>69957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7">
                <text:p>1997</text:p>
              </table:table-cell>
              <table:table-cell office:value-type="float" office:value="7001825">
                <text:p>7001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8">
                <text:p>1998</text:p>
              </table:table-cell>
              <table:table-cell office:value-type="float" office:value="7001498">
                <text:p>70014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9">
                <text:p>1999</text:p>
              </table:table-cell>
              <table:table-cell office:value-type="float" office:value="6995872">
                <text:p>69958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6986133">
                <text:p>69861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1">
                <text:p>2001</text:p>
              </table:table-cell>
              <table:table-cell office:value-type="float" office:value="6972917">
                <text:p>69729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2">
                <text:p>2002</text:p>
              </table:table-cell>
              <table:table-cell office:value-type="float" office:value="6956284">
                <text:p>69562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3">
                <text:p>2003</text:p>
              </table:table-cell>
              <table:table-cell office:value-type="float" office:value="6936737">
                <text:p>6936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4">
                <text:p>2004</text:p>
              </table:table-cell>
              <table:table-cell office:value-type="float" office:value="6915391">
                <text:p>6915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5">
                <text:p>2005</text:p>
              </table:table-cell>
              <table:table-cell office:value-type="float" office:value="6893215">
                <text:p>68932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6">
                <text:p>2006</text:p>
              </table:table-cell>
              <table:table-cell office:value-type="float" office:value="6869817">
                <text:p>68698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7">
                <text:p>2007</text:p>
              </table:table-cell>
              <table:table-cell office:value-type="float" office:value="6845990">
                <text:p>68459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8">
                <text:p>2008</text:p>
              </table:table-cell>
              <table:table-cell office:value-type="float" office:value="6859181">
                <text:p>68591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9">
                <text:p>2009</text:p>
              </table:table-cell>
              <table:table-cell office:value-type="float" office:value="6890468">
                <text:p>68904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0">
                <text:p>2010</text:p>
              </table:table-cell>
              <table:table-cell office:value-type="float" office:value="6923368">
                <text:p>69233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1">
                <text:p>2011</text:p>
              </table:table-cell>
              <table:table-cell office:value-type="float" office:value="6958778">
                <text:p>6958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2">
                <text:p>2012</text:p>
              </table:table-cell>
              <table:table-cell office:value-type="float" office:value="6995674">
                <text:p>69956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3">
                <text:p>2013</text:p>
              </table:table-cell>
              <table:table-cell office:value-type="float" office:value="7033477">
                <text:p>70334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4">
                <text:p>2014</text:p>
              </table:table-cell>
              <table:table-cell office:value-type="float" office:value="7070288">
                <text:p>70702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5">
                <text:p>2015</text:p>
              </table:table-cell>
              <table:table-cell office:value-type="float" office:value="7104620">
                <text:p>71046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16">
                <text:p>2016</text:p>
              </table:table-cell>
              <table:table-cell office:value-type="float" office:value="7136722">
                <text:p>71367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7">
                <text:p>2017</text:p>
              </table:table-cell>
              <table:table-cell office:value-type="float" office:value="7166470">
                <text:p>71664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MacOS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